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C00000043825D8CB53FC8E3DF6.png" manifest:media-type="image/png"/>
  <manifest:file-entry manifest:full-path="Pictures/1000000000000DC000000438022B08F3E2E77A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8.589cm" svg:x="-0.005cm" svg:y="6.184cm">
          <draw:image xlink:href="Pictures/1000000000000DC00000043825D8CB53FC8E3D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7.999cm" svg:height="8.589cm" svg:x="0.288cm" svg:y="6.323cm">
          <draw:image xlink:href="Pictures/1000000000000DC000000438022B08F3E2E77A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3T10:04:39.833000000</meta:creation-date>
    <dc:date>2021-02-23T16:34:11.589000000</dc:date>
    <meta:editing-duration>PT6H19M21S</meta:editing-duration>
    <meta:editing-cycles>1</meta:editing-cycles>
    <meta:document-statistic meta:object-count="27"/>
    <meta:generator>LibreOffice/5.3.6.1$Windows_x86 LibreOffice_project/686f202eff87ef707079aeb7f485847613344eb7</meta:generator>
  </office:meta>
</office:document-meta>
</file>